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1.3cm" fo:min-width="1.4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399cm" fo:min-width="2.301cm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306cm" fo:min-width="3.108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6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6.2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306cm" fo:min-width="3.10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8cm" fo:min-width="1.65cm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cm" svg:height="3.1cm" svg:x="10.1cm" svg:y="6.7cm">
          <text:p text:style-name="P1">Already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8cm" svg:height="3cm" svg:x="1.7cm" svg:y="2.1cm">
          <text:p text:style-name="P1">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9" draw:id="id9" draw:layer="layout" svg:width="5.1cm" svg:height="2.2cm" svg:x="9.5cm" svg:y="1.2cm">
          <text:p text:style-name="P1">Save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measurelines" svg:width="4.1cm" svg:height="2.1cm" svg:x="4.9cm" svg:y="9.7cm">
          <text:p text:style-name="P1">Load file into</text:p>
          <text:p text:style-name="P1">XML hand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measurelines" svg:width="6.7cm" svg:height="2.1cm" svg:x="3.6cm" svg:y="12.4cm">
          <text:p text:style-name="P1">Copy custom settings</text:p>
          <text:p text:style-name="P1">to the handler.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measurelines" svg:width="5.1cm" svg:height="2.2cm" svg:x="10.9cm" svg:y="26.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measurelines" svg:x1="10.1cm" svg:y1="8.25cm" svg:x2="6.95cm" svg:y2="9.7cm" draw:start-shape="id1" draw:start-glue-point="5" draw:end-shape="id2" draw:end-glue-point="0" svg:d="M10100 8250h-3150v1450" svg:viewBox="0 0 3151 1451">
          <text:p text:style-name="P1">Yes</text:p>
        </draw:connector>
        <draw:custom-shape draw:style-name="gr8" draw:text-style-name="P1" xml:id="id4" draw:id="id4" draw:layer="measurelines" svg:width="4.3cm" svg:height="4.1cm" svg:x="4.8cm" svg:y="15.2cm">
          <text:p text:style-name="P1">Setting </text:p>
          <text:p text:style-name="P1">Already</text:p>
          <text:p text:style-name="P1"><text:s/>ex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measurelines" svg:width="4.1cm" svg:height="2.1cm" svg:x="0.7cm" svg:y="18.8cm">
          <text:p text:style-name="P1">overrid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measurelines" svg:width="4.1cm" svg:height="2.1cm" svg:x="9.3cm" svg:y="18.8cm">
          <text:p text:style-name="P1">Create new </text:p>
          <text:p text:style-name="P1">setting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6.95cm" svg:y1="11.8cm" svg:x2="6.95cm" svg:y2="12.4cm" draw:start-shape="id2" draw:start-glue-point="2" draw:end-shape="id3" draw:end-glue-point="0" svg:d="M6950 11800v600" svg:viewBox="0 0 1 601">
          <text:p/>
        </draw:connector>
        <draw:connector draw:style-name="gr9" draw:text-style-name="P1" draw:layer="measurelines" svg:x1="6.95cm" svg:y1="14.5cm" svg:x2="6.95cm" svg:y2="15.2cm" draw:start-shape="id3" draw:start-glue-point="2" draw:end-shape="id4" draw:end-glue-point="4" svg:d="M6950 14500v700" svg:viewBox="0 0 1 701">
          <text:p/>
        </draw:connector>
        <draw:connector draw:style-name="gr7" draw:text-style-name="P1" draw:layer="measurelines" svg:x1="4.8cm" svg:y1="17.25cm" svg:x2="2.75cm" svg:y2="18.8cm" draw:start-shape="id4" draw:start-glue-point="5" draw:end-shape="id5" draw:end-glue-point="0" svg:d="M4800 17250h-2050v1550" svg:viewBox="0 0 2051 1551">
          <text:p text:style-name="P1">Yes</text:p>
        </draw:connector>
        <draw:connector draw:style-name="gr7" draw:text-style-name="P1" draw:layer="measurelines" svg:x1="9.1cm" svg:y1="17.25cm" svg:x2="11.35cm" svg:y2="18.8cm" draw:start-shape="id4" draw:start-glue-point="7" draw:end-shape="id6" svg:d="M9100 17250h2250v1550" svg:viewBox="0 0 2251 1551">
          <text:p text:style-name="P1">No</text:p>
        </draw:connector>
        <draw:connector draw:style-name="gr9" draw:text-style-name="P1" xml:id="id11" draw:id="id11" draw:layer="measurelines" draw:line-skew="1.299cm" svg:x1="2.75cm" svg:y1="20.9cm" svg:x2="11.35cm" svg:y2="20.9cm" draw:start-shape="id5" draw:start-glue-point="2" draw:end-shape="id6" draw:end-glue-point="2" svg:d="M2750 20900v1800h8600v-1800" svg:viewBox="0 0 8601 1801">
          <text:p/>
        </draw:connector>
        <draw:custom-shape draw:style-name="gr5" draw:text-style-name="P1" xml:id="id7" draw:id="id7" draw:layer="measurelines" svg:width="6.7cm" svg:height="2.1cm" svg:x="13.6cm" svg:y="12.4cm">
          <text:p text:style-name="P1">Copy custom settings</text:p>
          <text:p text:style-name="P1">to the handler.</text:p>
          <draw:enhanced-geometry svg:viewBox="0 0 21600 21600" draw:type="rectangle" draw:enhanced-path="M 0 0 L 21600 0 21600 21600 0 21600 0 0 Z N"/>
        </draw:custom-shape>
        <draw:connector draw:style-name="gr7" draw:text-style-name="P1" draw:layer="measurelines" svg:x1="14cm" svg:y1="8.25cm" svg:x2="16.95cm" svg:y2="12.4cm" draw:start-shape="id1" draw:start-glue-point="7" draw:end-shape="id7" draw:end-glue-point="0" svg:d="M14000 8250h2950v4150" svg:viewBox="0 0 2951 4151">
          <text:p text:style-name="P1">No</text:p>
          <text:p text:style-name="P1"/>
          <text:p text:style-name="P1"/>
          <text:p text:style-name="P1"/>
        </draw:connector>
        <draw:connector draw:style-name="gr9" draw:text-style-name="P1" draw:layer="measurelines" svg:x1="16.95cm" svg:y1="14.5cm" svg:x2="15.5cm" svg:y2="24.45cm" draw:start-shape="id7" draw:start-glue-point="2" draw:end-shape="id8" draw:end-glue-point="1" svg:d="M16950 14500v9950h-1450" svg:viewBox="0 0 1451 9951">
          <text:p/>
        </draw:connector>
        <draw:custom-shape draw:style-name="gr4" draw:text-style-name="P1" xml:id="id10" draw:id="id10" draw:layer="measurelines" svg:width="4.1cm" svg:height="2.1cm" svg:x="10cm" svg:y="4cm">
          <text:p text:style-name="P1">Clear local </text:p>
          <text:p text:style-name="P1">XML handler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12.05cm" svg:y1="3.4cm" svg:x2="12.05cm" svg:y2="4cm" draw:start-shape="id9" draw:start-glue-point="8" draw:end-shape="id10" draw:end-glue-point="0" svg:d="M12050 3400v600" svg:viewBox="0 0 1 601">
          <text:p/>
        </draw:connector>
        <draw:connector draw:style-name="gr9" draw:text-style-name="P1" draw:layer="measurelines" svg:x1="12.05cm" svg:y1="6.1cm" svg:x2="12.05cm" svg:y2="6.7cm" draw:start-shape="id10" draw:start-glue-point="2" draw:end-shape="id1" draw:end-glue-point="4" svg:d="M12050 6100v600" svg:viewBox="0 0 1 601">
          <text:p/>
        </draw:connector>
        <draw:custom-shape draw:style-name="gr4" draw:text-style-name="P1" xml:id="id8" draw:id="id8" draw:layer="measurelines" svg:width="4.1cm" svg:height="2.1cm" svg:x="11.4cm" svg:y="23.4cm">
          <text:p text:style-name="P1">Save handler</text:p>
          <text:p text:style-name="P1">to disk</text:p>
          <draw:enhanced-geometry svg:viewBox="0 0 21600 21600" draw:type="rectangle" draw:enhanced-path="M 0 0 L 21600 0 21600 21600 0 21600 0 0 Z N"/>
        </draw:custom-shape>
        <draw:connector draw:style-name="gr9" draw:text-style-name="P1" draw:layer="measurelines" svg:x1="7.05cm" svg:y1="22.7cm" svg:x2="11.4cm" svg:y2="24.45cm" draw:start-shape="id11" draw:start-glue-point="0" draw:end-shape="id8" draw:end-glue-point="3" svg:d="M7050 22700v1750h4350" svg:viewBox="0 0 4351 1751">
          <text:p/>
        </draw:connector>
        <draw:connector draw:style-name="gr9" draw:text-style-name="P1" draw:layer="measurelines" svg:x1="13.45cm" svg:y1="25.5cm" svg:x2="13.45cm" svg:y2="26.5cm" draw:start-shape="id8" draw:start-glue-point="2" draw:end-shape="id12" svg:d="M13450 255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 </meta:initial-creator>
    <meta:creation-date>2017-09-21T09:01:23.159705567</meta:creation-date>
    <dc:date>2017-10-25T09:26:21.454360859</dc:date>
    <dc:creator>nicola </dc:creator>
    <meta:editing-duration>PT6M34S</meta:editing-duration>
    <meta:editing-cycles>3</meta:editing-cycles>
    <meta:generator>LibreOffice/4.3.3.2$Linux_X86_64 LibreOffice_project/430m0$Build-2</meta:generator>
    <meta:document-statistic meta:object-count="24"/>
  </office:meta>
</office:document-meta>
</file>